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0fc" officeooo:paragraph-rsid="00151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 im aksha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5T13:06:57.897256852</meta:creation-date>
    <dc:date>2025-06-25T13:07:22.057758081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